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2" style:family="paragraph" style:parent-style-name="Standard">
      <style:paragraph-properties fo:margin-left="0.122cm" fo:margin-right="0.002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5" style:family="paragraph" style:parent-style-name="Standard" style:master-page-name="Standard">
      <style:paragraph-properties style:page-number="auto" style:snap-to-layout-grid="false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UC_5f_NormalAzul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style:font-style-complex="italic"/>
    </style:style>
    <style:style style:name="P18" style:family="paragraph" style:parent-style-name="UC_5f_Alternativa_20_2" style:list-style-name="WW8Num8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size="12pt" style:font-size-asian="12pt" style:font-size-complex="12pt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UC_5f_NormalAzul_20_Car"><text:span text:style-name="T7">Crear recur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 </text:span><text:span text:style-name="UC_5f_NormalAzul_20_Car"><text:span text:style-name="T5">Crear recurso</text:span></text:span></text:p>
          </table:table-cell>
          <table:table-cell table:style-name="Tabla1.B1" office:value-type="string">
            <text:p text:style-name="P4"><text:span text:style-name="T3">Nro. de Caso de Uso:</text:span> CU 8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5"> </text:span><text:span text:style-name="UC_5f_NormalAzul_20_Car"><text:span text:style-name="T5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5"> </text:span><text:span text:style-name="UC_5f_NormalAzul_20_Car"><text:span text:style-name="T5">Permitir al usuario crear nuevos recurs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817345042" text:style-name="L1">
              <text:list-item>
                <text:p text:style-name="P16"><text:span text:style-name="UC_5f_NormalAzul_20_Car"><text:span text:style-name="T5">El usuario tiene que estar registrado en el sistema.</text:span></text:span></text:p>
              </text:list-item>
              <text:list-item>
                <text:p text:style-name="P16"><text:span text:style-name="UC_5f_NormalAzul_20_Car"><text:span text:style-name="T4">El usuario debe ser administrador con los permisos para registrar nuevos recursos.</text:span></text:span></text:p>
              </text:list-item>
              <text:list-item>
                <text:p text:style-name="P16"><text:span text:style-name="UC_5f_NormalAzul_20_Car"><text:span text:style-name="T4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T5"> </text:span><text:span text:style-name="UC_5f_NormalAzul_20_Car"><text:span text:style-name="T5">Registro del nuevo recurso en la base de datos del sistema con todos los datos asociados al mismo.</text:span></text:span></text:p>
          </table:table-cell>
          <table:covered-table-cell/>
        </table:table-row>
      </table:table>
      <text:p text:style-name="P5"/>
      <text:p text:style-name="Standard"><text:span text:style-name="T6">Diagramas de casos de uso relacionados: </text:span><text:span text:style-name="UC_5f_NormalAzul_20_Car"><text:span text:style-name="T8">Diagrama de caso de uso del módulo de administración. 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8">1. El usuario selecciona la opción administración recurso.</text:p>
          </table:table-cell>
          <table:table-cell table:style-name="Tabla2.B3" office:value-type="string">
            <text:p text:style-name="P8">2. Verifica que el usuario tenga los permisos relacionados con la administración de permiso.</text:p>
          </table:table-cell>
        </table:table-row>
        <table:table-row table:style-name="Tabla2.1">
          <table:table-cell table:style-name="Tabla2.A3" office:value-type="string">
            <text:p text:style-name="P8">3. El usuario selecciona la opción crear.</text:p>
          </table:table-cell>
          <table:table-cell table:style-name="Tabla2.B3" office:value-type="string">
            <text:p text:style-name="P10">4. El sistema muestra una ventana con los campos editables del recurso nuevo que son: nombre, selecciona un proyecto o una fase seleccionar uno existente.</text:p>
          </table:table-cell>
        </table:table-row>
        <table:table-row table:style-name="Tabla2.5">
          <table:table-cell table:style-name="Tabla2.A3" office:value-type="string">
            <text:p text:style-name="P12">5. El usuario llena los campos y selecciona un proyecto o una fase.</text:p>
          </table:table-cell>
          <table:table-cell table:style-name="Tabla2.B3" office:value-type="string">
            <text:p text:style-name="P4"/>
          </table:table-cell>
        </table:table-row>
        <table:table-row table:style-name="Tabla2.5">
          <table:table-cell table:style-name="Tabla2.A3" office:value-type="string">
            <text:p text:style-name="P11">6. El usuario presiona el botón guardar.</text:p>
          </table:table-cell>
          <table:table-cell table:style-name="Tabla2.B3" office:value-type="string">
            <text:p text:style-name="P4">7. El sistema verifica los datos ingresados.</text:p>
          </table:table-cell>
        </table:table-row>
        <table:table-row table:style-name="Tabla2.5">
          <table:table-cell table:style-name="Tabla2.A3" office:value-type="string">
            <text:p text:style-name="P11"/>
          </table:table-cell>
          <table:table-cell table:style-name="Tabla2.B3" office:value-type="string">
            <text:p text:style-name="P4">8. El sistema guarda el nuevo recurso y automáticamente le asigna un identificador.</text:p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284893169" text:style-name="WW8Num8">
              <text:list-item>
                <text:p text:style-name="P18">Cancelar</text:p>
              </text:list-item>
            </text:list>
            <text:p text:style-name="P14">En el paso 6 el camino exitoso, si el usuario presiona el botón cancelar en lugar de guardar , en el paso 8 el sistema no guardara el permiso nuevo, lo que hará es cerrar la ventana del permiso.</text:p>
            <text:list xml:id="list1199454930" text:continue-numbering="true" text:style-name="WW8Num8">
              <text:list-item>
                <text:p text:style-name="P18">Ver proyectos</text:p>
                <text:p text:style-name="P17">En el paso 5 el camino exitoso, el usuario si selecciona ver proyectos, vera una lista de proyectos y selecciona uno de ellos o cancelar.</text:p>
              </text:list-item>
              <text:list-item>
                <text:p text:style-name="P18">Ver fases</text:p>
                <text:p text:style-name="P17">En el paso 5 el camino exitoso, el usuario si selecciona ver fases, vera una lista de fases y selecciona uno de ellos o cancelar.</text:p>
              </text:list-item>
            </text:list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ext:soft-page-break/>
        <table:table-row table:style-name="Tabla4.2">
          <table:table-cell table:style-name="Tabla4.A1" office:value-type="string">
            <text:p text:style-name="P7">E1. Campos obligatorios</text:p>
            <text:p text:style-name="P14">En el paso 7 el camino exitoso, si el usuario no llena el campo código, descripción y no selecciona un recurso; al presionar guardar, el sistema mostrara un mensaje indicando que debe rellenarse los campos necesariamente, y vuelve al paso 5.</text:p>
            <text:p text:style-name="P7">E2. Servidor web no disponible</text:p>
            <text:p text:style-name="P14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Ninguno</text:p>
          </table:table-cell>
        </table:table-row>
        <table:table-row table:style-name="Tabla5.2">
          <table:table-cell table:style-name="Tabla5.A1" office:value-type="string">
            <text:p text:style-name="P4">Asociaciones de Inclusión: Validar datos del recurso.</text:p>
          </table:table-cell>
        </table:table-row>
        <table:table-row table:style-name="Tabla5.1">
          <table:table-cell table:style-name="Tabla5.A1" office:value-type="string">
            <text:p text:style-name="P4">Casos de Uso donde se incluye: Ninguno</text:p>
          </table:table-cell>
        </table:table-row>
        <table:table-row table:style-name="Tabla5.1">
          <table:table-cell table:style-name="Tabla5.A1" office:value-type="string">
            <text:p text:style-name="P4">Casos de Uso al que extiende: Administrar recurso.</text:p>
          </table:table-cell>
        </table:table-row>
        <table:table-row table:style-name="Tabla5.1">
          <table:table-cell table:style-name="Tabla5.A1" office:value-type="string">
            <text:p text:style-name="P4">Caso de Uso de Generalización: Ninguno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24, RF25, RF26, RF27, RF28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6T19:58:23</meta:creation-date>
    <dc:date>2013-03-22T21:56:40</dc:date>
    <meta:editing-duration>PT6H36M41S</meta:editing-duration>
    <meta:editing-cycles>43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41" meta:word-count="415" meta:character-count="2501" meta:non-whitespace-character-count="2131"/>
  </office:meta>
</office:document-meta>
</file>